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ccf" officeooo:paragraph-rsid="00129ccf"/>
    </style:style>
    <style:style style:name="P2" style:family="paragraph" style:parent-style-name="Standard">
      <style:text-properties officeooo:rsid="001484d8" officeooo:paragraph-rsid="001484d8"/>
    </style:style>
    <style:style style:name="P3" style:family="paragraph" style:parent-style-name="Standard">
      <style:text-properties officeooo:rsid="001484d8" officeooo:paragraph-rsid="0016761d"/>
    </style:style>
    <style:style style:name="P4" style:family="paragraph" style:parent-style-name="Standard">
      <style:text-properties officeooo:rsid="001484d8" officeooo:paragraph-rsid="00207f26"/>
    </style:style>
    <style:style style:name="P5" style:family="paragraph" style:parent-style-name="Standard">
      <style:text-properties officeooo:paragraph-rsid="001484d8"/>
    </style:style>
    <style:style style:name="P6" style:family="paragraph" style:parent-style-name="Standard">
      <style:text-properties officeooo:paragraph-rsid="0016761d"/>
    </style:style>
    <style:style style:name="P7" style:family="paragraph" style:parent-style-name="Standard">
      <style:text-properties officeooo:rsid="0017eaf7" officeooo:paragraph-rsid="0016761d"/>
    </style:style>
    <style:style style:name="P8" style:family="paragraph" style:parent-style-name="Standard">
      <style:text-properties officeooo:rsid="0017eaf7" officeooo:paragraph-rsid="00243f82"/>
    </style:style>
    <style:style style:name="P9" style:family="paragraph" style:parent-style-name="Standard">
      <style:text-properties officeooo:rsid="001a1872" officeooo:paragraph-rsid="001a1872"/>
    </style:style>
    <style:style style:name="P10" style:family="paragraph" style:parent-style-name="Standard">
      <style:text-properties officeooo:rsid="001a1872" officeooo:paragraph-rsid="0021a0da"/>
    </style:style>
    <style:style style:name="P11" style:family="paragraph" style:parent-style-name="Standard">
      <style:text-properties officeooo:rsid="001af996" officeooo:paragraph-rsid="001af996"/>
    </style:style>
    <style:style style:name="P12" style:family="paragraph" style:parent-style-name="Standard">
      <style:text-properties officeooo:rsid="001af996" officeooo:paragraph-rsid="00207f26"/>
    </style:style>
    <style:style style:name="P13" style:family="paragraph" style:parent-style-name="Standard">
      <style:text-properties officeooo:rsid="001c1a1f" officeooo:paragraph-rsid="001af996"/>
    </style:style>
    <style:style style:name="P14" style:family="paragraph" style:parent-style-name="Standard">
      <style:text-properties officeooo:rsid="001df88b" officeooo:paragraph-rsid="001df88b"/>
    </style:style>
    <style:style style:name="P15" style:family="paragraph" style:parent-style-name="Standard">
      <style:text-properties officeooo:rsid="0016761d" officeooo:paragraph-rsid="001df88b"/>
    </style:style>
    <style:style style:name="P16" style:family="paragraph" style:parent-style-name="Standard">
      <style:text-properties officeooo:rsid="001f210f" officeooo:paragraph-rsid="001f210f"/>
    </style:style>
    <style:style style:name="P17" style:family="paragraph" style:parent-style-name="Standard">
      <style:text-properties officeooo:rsid="002a2863" officeooo:paragraph-rsid="0021f74e"/>
    </style:style>
    <style:style style:name="P18" style:family="paragraph" style:parent-style-name="Standard">
      <style:text-properties officeooo:rsid="0019d778" officeooo:paragraph-rsid="0021f74e"/>
    </style:style>
    <style:style style:name="P19" style:family="paragraph" style:parent-style-name="Standard">
      <style:text-properties officeooo:rsid="0019b7b5" officeooo:paragraph-rsid="00243f82"/>
    </style:style>
    <style:style style:name="P20" style:family="paragraph" style:parent-style-name="Standard">
      <style:text-properties officeooo:paragraph-rsid="00129ccf"/>
    </style:style>
    <style:style style:name="T1" style:family="text">
      <style:text-properties officeooo:rsid="001484d8"/>
    </style:style>
    <style:style style:name="T2" style:family="text">
      <style:text-properties officeooo:rsid="0016761d"/>
    </style:style>
    <style:style style:name="T3" style:family="text">
      <style:text-properties officeooo:rsid="001a1872"/>
    </style:style>
    <style:style style:name="T4" style:family="text">
      <style:text-properties officeooo:rsid="00277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eferences</text:span>:</text:p>
      <text:p text:style-name="P20"/>
      <text:p text:style-name="P2">[BITKOM<text:span text:style-name="T2">12</text:span>]</text:p>
      <text:p text:style-name="P5"><text:span text:style-name="T1">Jörg Bartel, </text:span>Dr. Bernd Pfitzinger, <text:span text:style-name="T1">u.a, </text:span>Big Data im Praxiseinsatz – Szenarien, Beispiele, Effekte, <text:span text:style-name="T1"><text:s/>Publikation </text:span>Bundesverband Informationswirtschaft, Telekommunikation und neue Medien e. V, <text:span text:style-name="T1">2012,</text:span> <text:a xlink:type="simple" xlink:href="https://www.bitkom.org/Publikationen/2012/Leitfaden/Leitfaden-Big-Data-im-Praxiseinsatz-Szenarien-Beispiele-Effekte/BITKOM-LF-big-data-2012-online1.pdf" text:style-name="Internet_20_link" text:visited-style-name="Visited_20_Internet_20_Link"><text:span text:style-name="T1">https://www.bitkom.org/Publikationen/2012/Leitfaden/Leitfaden-Big-Data-im-Praxiseinsatz-Szenarien-Beispiele-Effekte/BITKOM-LF-big-data-2012-online1.pdf</text:span></text:a><text:span text:style-name="T1">, seen on 03/08/2016</text:span></text:p>
      <text:p text:style-name="P2"/>
      <text:p text:style-name="P3">[BITKOM<text:span text:style-name="T2">14</text:span>]</text:p>
      <text:p text:style-name="P6"><text:span text:style-name="T1">Jörg Bartel, </text:span>Axel Mester, <text:span text:style-name="T2">u.a, </text:span>Big-Data-Technologien – Wissen für Entscheider, <text:span text:style-name="T2">2014, </text:span></text:p>
      <text:p text:style-name="P15"><text:a xlink:type="simple" xlink:href="https://www.bitkom.org/Publikationen/2014/Leitfaden/Big-Data-Technologien-Wissen-fuer-Entscheider/140228-Big-Data-Technologien-Wissen-fuer-Entscheider.pdf" text:style-name="Internet_20_link" text:visited-style-name="Visited_20_Internet_20_Link">https://www.bitkom.org/Publikationen/2014/Leitfaden/Big-Data-Technologien-Wissen-fuer-Entscheider/140228-Big-Data-Technologien-Wissen-fuer-Entscheider.pdf</text:a>, <text:span text:style-name="T1">seen on 03/08/2016</text:span></text:p>
      <text:p text:style-name="P15"/>
      <text:p text:style-name="P10">[BONER16] Jonas Bonér, Reactive Microservices Architecture - Design Principles for Distributed Systems, 2016, O'Reilly Media, Sebastopol, Kalifornien</text:p>
      <text:p text:style-name="P10"/>
      <text:p text:style-name="P17">[EBERT07] Christof Ebert, Reiner Dumke, Software Measurement, 2007, Spring-Verlag Berlin Heidelberg]</text:p>
      <text:p text:style-name="P15"/>
      <text:p text:style-name="P16">[GORM15]</text:p>
      <text:p text:style-name="P16">Clinton Gormley, Zachary Tong, Elasticsearch: The Definitive Guide, 2015, <text:span text:style-name="T3">O'Reilly Media, Sebastopol, Kalifornien</text:span></text:p>
      <text:p text:style-name="P7"/>
      <text:p text:style-name="P9">[KLEPP16] </text:p>
      <text:p text:style-name="P9">Martin Kleppmann, Making Sense of Stream Processing, 2016, O'Reilly Media, Sebastopol, Kalifornien</text:p>
      <text:p text:style-name="P9"/>
      <text:p text:style-name="P11">[MARZ15]</text:p>
      <text:p text:style-name="P11">Nathan Marz, James Warren, Big Data - Principles and best practices of scalable real-time data systems, 2015, Manning Publications Co., Shelter Island, NY 11964</text:p>
      <text:p text:style-name="P11"/>
      <text:p text:style-name="P19">[NAMIOT15]</text:p>
      <text:p text:style-name="P8">Dmitry Namiot, On Big Data Stream Processing, in: International Journal of Open Information Technologies 01/2015; Page 48-51, <text:a xlink:type="simple" xlink:href="https://www.researchgate.net/publication/280831879" text:style-name="Internet_20_link" text:visited-style-name="Visited_20_Internet_20_Link">https://www.researchgate.net/publication/280831879</text:a>, <text:span text:style-name="T1">seen on 01/04/2016</text:span></text:p>
      <text:p text:style-name="P11"/>
      <text:p text:style-name="P4">[OBJSPEC<text:span text:style-name="T2">14</text:span>]</text:p>
      <text:p text:style-name="P12"><text:span text:style-name="T1">Dr. Michael Mock, Karl-Heinz Sylla, Dr. Dirk Hecker, </text:span>Skalierbarkeit und Architektur von Big-Data-Anwendungen, <text:span text:style-name="T1">in: Objectspektrum, Online Themenspecial IT-Trends 2014: BigData/Hadoop und Internet der Dinge, 2014</text:span></text:p>
      <text:p text:style-name="P12"/>
      <text:p text:style-name="P18">[SINGH14]</text:p>
      <text:p text:style-name="P18">Dilpreet Singh, Chandan K Reddy, A survey on platforms for big data analytics, 2014, Journal of Big Data , 8, 2014, <text:a xlink:type="simple" xlink:href="http://dmkd.cs.wayne.edu/Papers/JBD14.pdf" text:style-name="Internet_20_link" text:visited-style-name="Visited_20_Internet_20_Link">http://dmkd.cs.wayne.edu/Papers/JBD14.pdf</text:a>, <text:span text:style-name="T1">seen on 01/04/2016</text:span></text:p>
      <text:p text:style-name="P12"/>
      <text:p text:style-name="P14">[ZIKO12]</text:p>
      <text:p text:style-name="P14">Paul C. Zikopoulos, Chris Eaton, Dirk deRoos, Thomas Deutsch, George Lapis, Understanding Big Data - Analytics for Enterprise Class Hadoop and Streaming Data, 2012, McGraw-Hill Education, Columbus, OH</text:p>
      <text:p text:style-name="P13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0:12:23.208553924</meta:creation-date>
    <dc:date>2016-08-17T14:45:05.430282882</dc:date>
    <meta:editing-duration>PT1H57M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227" meta:character-count="2124" meta:non-whitespace-character-count="1914"/>
  </office:meta>
</office:document-meta>
</file>